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462cm" fo:text-indent="0cm" style:auto-text-indent="false"/>
    </style:style>
    <style:style style:name="P2" style:family="paragraph" style:parent-style-name="Standard">
      <style:paragraph-properties fo:margin-left="0cm" fo:margin-right="-0.462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dc055"/>
    </style:style>
    <style:style style:name="P4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e0471"/>
    </style:style>
    <style:style style:name="P5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Заголовок_20_1_20__2b__20_По_20_ширине">
      <style:paragraph-properties fo:margin-left="0cm" fo:margin-right="0cm" fo:text-indent="0cm" style:auto-text-indent="false"/>
      <style:text-properties fo:font-weight="normal" style:font-weight-asian="normal"/>
    </style:style>
    <style:style style:name="P8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  <style:text-properties fo:font-weight="normal" style:font-weight-asian="normal"/>
    </style:style>
    <style:style style:name="P9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fo:font-weight="normal" officeooo:rsid="000d690e" officeooo:paragraph-rsid="000d690e" style:font-weight-asian="normal"/>
    </style:style>
    <style:style style:name="P10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</style:style>
    <style:style style:name="P12" style:family="paragraph" style:parent-style-name="Заголовок_20_1_20__2b__20_По_20_ширине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0d690e" style:font-weight-asian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d82a3" style:font-size-asian="14pt" style:font-size-complex="14pt"/>
    </style:style>
    <style:style style:name="T5" style:family="text">
      <style:text-properties fo:font-size="14pt" officeooo:rsid="000dc055" style:font-size-asian="14pt" style:font-size-complex="14pt"/>
    </style:style>
    <style:style style:name="T6" style:family="text">
      <style:text-properties fo:font-size="14pt" officeooo:rsid="000e0471" style:font-size-asian="14pt" style:font-size-complex="14pt"/>
    </style:style>
    <style:style style:name="T7" style:family="text">
      <style:text-properties fo:font-size="14pt" officeooo:rsid="0010d48a" style:font-size-asian="14pt" style:font-size-complex="14pt"/>
    </style:style>
    <style:style style:name="T8" style:family="text">
      <style:text-properties fo:font-size="14pt" officeooo:rsid="0013c13a" style:font-size-asian="14pt" style:font-size-complex="14pt"/>
    </style:style>
    <style:style style:name="T9" style:family="text">
      <style:text-properties fo:font-size="14pt" officeooo:rsid="0013c5ad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officeooo:rsid="000f2f56" style:font-size-asian="14pt" style:font-size-complex="14pt"/>
    </style:style>
    <style:style style:name="T12" style:family="text">
      <style:text-properties fo:color="#808080" fo:font-size="14pt" style:font-size-asian="14pt" style:font-size-complex="14pt"/>
    </style:style>
    <style:style style:name="T13" style:family="text">
      <style:text-properties fo:font-size="11pt" style:font-size-asian="11pt" style:font-size-complex="11pt"/>
    </style:style>
    <style:style style:name="T1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СПРАВКА</text:p>
      <text:p text:style-name="P8">о результатах внедрения ВКР студента</text:p>
      <text:p text:style-name="P9">Синявского Глеба Николаевич</text:p>
      <text:p text:style-name="P8">(Ф.И.О. студента)</text:p>
      <text:p text:style-name="P8"/>
      <text:p text:style-name="P6"><text:span text:style-name="T1">Группа ПО-</text:span><text:span text:style-name="T2">404сз</text:span><text:span text:style-name="T1"><text:tab/><text:tab/>факультет ИРТ</text:span></text:p>
      <text:p text:style-name="P8"/>
      <text:p text:style-name="P7"><text:tab/></text:p>
      <text:p text:style-name="P7"/>
      <text:p text:style-name="P7">В процессе работы над выпускной квалификационной работой по теме</text:p>
      <text:p text:style-name="P3"><text:span text:style-name="T3">«</text:span><text:span text:style-name="apple-style-span"><text:span text:style-name="T5">Программа для предупреждения пересечения стволов скважин</text:span></text:span><text:span text:style-name="T3">»</text:span></text:p>
      <text:p text:style-name="P5">студент разработал следующее: </text:p>
      <text:list xml:id="list4397635900758441616" text:style-name="WW8Num2">
        <text:list-item>
          <text:p text:style-name="P11"><text:span text:style-name="T3">программный продукт, который позволяет </text:span><text:span text:style-name="T5">предупреждать пересечения стволов скважин.</text:span></text:p>
        </text:list-item>
      </text:list>
      <text:p text:style-name="P5"/>
      <text:p text:style-name="P1"><text:span text:style-name="T3">для организации: <text:s/>ООО </text:span><text:span text:style-name="T7">Н</text:span><text:span text:style-name="T3">ПП «</text:span><text:span text:style-name="T7">Сириус</text:span><text:span text:style-name="T3">»,</text:span><text:span text:style-name="T12"> </text:span><text:span text:style-name="apple-style-span"><text:span text:style-name="T3">450</text:span></text:span><text:span text:style-name="apple-style-span"><text:span text:style-name="T9">065</text:span></text:span><text:span text:style-name="T3">, г. Уфа, ул. </text:span><text:span text:style-name="T8">Свободы 23</text:span></text:p>
      <text:p text:style-name="P5"/>
      <text:p text:style-name="P2"/>
      <text:p text:style-name="P4"><text:span text:style-name="T3">В данной организации внедрены следующие результаты исследования студента: </text:span><text:span text:style-name="T6">П</text:span><text:span text:style-name="apple-style-span"><text:span text:style-name="T3">рограммн</text:span></text:span><text:span text:style-name="apple-style-span"><text:span text:style-name="T6">ое</text:span></text:span><text:span text:style-name="apple-style-span"><text:span text:style-name="T3"> </text:span></text:span><text:span text:style-name="apple-style-span"><text:span text:style-name="T6">обеспечение</text:span></text:span><text:span text:style-name="apple-style-span"><text:span text:style-name="T3">, котор</text:span></text:span><text:span text:style-name="apple-style-span"><text:span text:style-name="T6">ое</text:span></text:span><text:span text:style-name="apple-style-span"><text:span text:style-name="T3"> позволяет </text:span></text:span><text:span text:style-name="apple-style-span"><text:span text:style-name="T5">предупреждать пересечения стволов скважин.</text:span></text:span></text:p>
      <text:p text:style-name="P5"/>
      <text:p text:style-name="P2"><text:span text:style-name="T3">Срок внедрения до 10.0</text:span><text:span text:style-name="T4">4</text:span><text:span text:style-name="T3">.201</text:span><text:span text:style-name="T4">6</text:span></text:p>
      <text:p text:style-name="P5"/>
      <text:p text:style-name="P1"><text:span text:style-name="T3">Руководитель организации _____________________ <text:s text:c="6"/></text:span><text:span text:style-name="T11">Левинсон</text:span><text:span text:style-name="T10"> </text:span><text:span text:style-name="T11">М.Л</text:span><text:span text:style-name="T10">.</text:span><text:span text:style-name="T3"><text:tab/><text:tab/><text:tab/> <text:s text:c="18"/><text:tab/><text:tab/><text:tab/></text:span><text:span text:style-name="T13">(подпись)<text:tab/><text:tab/><text:tab/> <text:s text:c="2"/>(Ф.И.О.)</text:span></text:p>
      <text:p text:style-name="P5"><text:s/></text:p>
      <text:p text:style-name="P5"/>
      <text:p text:style-name="P5"/>
      <text:p text:style-name="P5"><text:s text:c="15"/>М.П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fo:margin-left="0.501cm" fo:margin-right="0cm" fo:text-align="justify" style:justify-single-word="false" fo:keep-together="always" fo:text-indent="0cm" style:auto-text-indent="false" fo:keep-with-next="always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Заголовок_20_1_20__2b__20_По_20_ширине" style:display-name="Заголовок 1 + По ширине" style:family="paragraph" style:parent-style-name="Standard">
      <style:paragraph-properties fo:margin-left="0cm" fo:margin-right="0cm" fo:text-align="justify" style:justify-single-word="false" fo:orphans="0" fo:widows="0" fo:text-indent="12.383cm" style:auto-text-indent="false"/>
      <style:text-properties fo:font-size="14pt" fo:font-weight="bold" style:font-size-asian="14pt" style:font-weight-asian="bold" style:font-size-complex="14pt"/>
    </style:style>
    <style:style style:name="Text_20_body_20_indent" style:display-name="Text body indent" style:family="paragraph" style:parent-style-name="Standard" style:class="text">
      <style:paragraph-properties fo:line-height="150%" fo:text-align="justify" style:justify-single-word="false" fo:orphans="0" fo:widows="0" style:text-autospace="none"/>
      <style:text-properties fo:font-size="14pt" style:font-size-asian="14pt" style:font-size-complex="14pt"/>
    </style:style>
    <style:style style:name="заголовок_20_1" style:display-name="заголовок 1" style:family="paragraph" style:parent-style-name="Standard" style:next-style-name="Standard">
      <style:paragraph-properties fo:text-align="center" style:justify-single-word="false" fo:keep-with-next="always" style:text-autospace="non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Page_20_Number" style:display-name="Page Number" style:family="text" style:parent-style-name="Основной_20_шрифт_20_абзаца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apple-style-span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455cm" fo:text-indent="-0.82cm" fo:margin-left="1.45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.50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</meta:initial-creator>
    <meta:creation-date>2011-05-13T10:28:00</meta:creation-date>
    <dc:date>2016-01-29T14:03:52.566786109</dc:date>
    <meta:print-date>2011-05-15T20:16:00</meta:print-date>
    <meta:editing-cycles>18</meta:editing-cycles>
    <meta:editing-duration>PT26M6S</meta:editing-duration>
    <meta:generator>LibreOffice/4.4.7.2$Linux_X86_64 LibreOffice_project/40m0$Build-2</meta:generator>
    <meta:document-statistic meta:table-count="0" meta:image-count="0" meta:object-count="0" meta:page-count="1" meta:paragraph-count="17" meta:word-count="82" meta:character-count="740" meta:non-whitespace-character-count="619"/>
  </office:meta>
</office:document-meta>
</file>